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397cm" loext:contextual-spacing="false" fo:text-align="justify" style:justify-single-word="false" fo:background-color="#ffffff"/>
    </style:style>
    <style:style style:name="P2" style:family="paragraph" style:parent-style-name="Title" style:master-page-name="Standard">
      <style:paragraph-properties fo:text-align="center" style:justify-single-word="false" style:page-number="auto"/>
    </style:style>
    <style:style style:name="P3" style:family="paragraph" style:parent-style-name="Subtitle">
      <style:paragraph-properties fo:text-align="center" style:justify-single-word="false"/>
    </style:style>
    <style:style style:name="T1" style:family="text">
      <style:text-properties fo:color="#000000" style:font-name="Arial" fo:font-size="10.5pt" style:font-size-asian="10.5pt" style:font-name-complex="Arial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the tile of your page</text:p>
      <text:p text:style-name="P3">BY Jamey</text:p>
      <text:p text:style-name="P1"><text:span text:style-name="T1">Lorem ipsum dolor sit amet, consectetur adipiscing elit. Proin congue ac nisi eget tincidunt. Duis condimentum massa a nibh rhoncus aliquam. Maecenas pharetra pulvinar turpis vitae sollicitudin. Praesent bibendum, dui nec venenatis varius, orci diam aliquam mauris, id suscipit ante massa vitae nibh. Maecenas ex velit, congue vel tempus non, accumsan eu augue. Aliquam erat volutpat. Etiam pellentesque eget libero a euismod. Sed sodales ligula sit amet pulvinar rhoncus. Integer pharetra viverra magna, eget tempor ipsum feugiat vitae. In hac habitasse platea dictumst. Nam sollicitudin, velit eu facilisis porttitor, odio nisl dictum leo, et consequat velit velit vel nunc. Nam eu purus in turpis ultricies eleifend vitae ac ipsum. Interdum et malesuada fames ac ante ipsum primis in faucibus.</text:span></text:p>
      <text:h text:style-name="Heading_20_2" text:outline-level="2">Background</text:h>
      <text:p text:style-name="Standard"><text:bookmark text:name="_GoBack"/></text:p>
      <text:p text:style-name="P1"><text:span text:style-name="T1">Mauris ac volutpat erat. Nullam justo justo, aliquet vitae metus eu, ullamcorper blandit leo. Quisque molestie arcu eu nulla molestie, in porttitor quam condimentum. Nam vulputate dignissim quam sed lobortis. Maecenas volutpat posuere erat. Integer nec bibendum odio. Sed consectetur luctus metus ut rutrum. Proin imperdiet convallis lectus. Donec porta, nunc sit amet fermentum fermentum, nisl urna porttitor arcu, at blandit enim magna et arcu. Donec fringilla justo quis tortor scelerisque, sit amet posuere lorem porta. Suspendisse et urna ac est mattis fermentum. Quisque sodales, libero sit amet elementum consequat, dui nisi feugiat eros, a volutpat nisi est a nibh. Morbi sollicitudin massa ac erat lacinia, vitae varius nulla vulputate. Nullam eu dictum orci. Proin vulputate nibh et egestas fringilla.</text:span></text:p>
      <text:p text:style-name="P1"><text:span text:style-name="T1">Vivamus sodales commodo velit, ac venenatis lacus tempor vel. Quisque sed arcu non leo aliquet bibendum. Quisque a elementum dui, ac aliquam nibh. Sed tortor justo, congue ac dignissim eu, viverra tempus ante. Aenean neque risus, interdum et elementum eu, bibendum ac justo. Vestibulum eu viverra justo. Integer imperdiet neque arcu, a vehicula neque fringilla vel. Maecenas pellentesque eu orci ut gravida. Aenean malesuada, lorem a vehicula condimentum, dolor arcu hendrerit velit, ac eleifend quam mauris vitae quam. Vestibulum a fermentum eros.</text:span></text:p>
      <text:p text:style-name="P1"><text:span text:style-name="T1">Integer tempus euismod ex, a consequat magna elementum et. Interdum et malesuada fames ac ante ipsum primis in faucibus. In pharetra elit nisl, vitae mattis dui mollis luctus. Praesent congue dui eu massa tincidunt feugiat. Morbi ultricies tortor nec eleifend auctor. Maecenas volutpat porta odio nec finibus. Donec fringilla fringilla lorem in eleifend. Etiam venenatis justo blandit, egestas mi non, ultricies nisl. Integer ac elementum sapien. Quisque sodales massa in aliquam mollis. Donec feugiat nec libero vel viverra. Curabitur vitae magna sit amet ante scelerisque sollicitudin. Vivamus sem nulla, gravida eu posuere quis, pretium nec erat.</text:span></text:p>
      <text:p text:style-name="P1"><text:span text:style-name="T1">Nullam a eros et leo gravida ultrices id vel ligula. Donec convallis augue eu orci lacinia tempus ultrices ac metus. Morbi urna ipsum, sodales in odio eget, elementum imperdiet odio. Proin pharetra feugiat metus, vel tempor turpis pulvinar ut. Ut aliquet erat mi, tristique tristique erat faucibus et. Duis ut mauris quis libero mattis ultrices in sit amet neque. Sed quis efficitur sem, non interdum ligula. Praesent rhoncus sapien erat, ut pharetra mi cursus a. Sed eu lacinia ligula. Fusce sollicitudin ex magna, vel rutrum lorem porta dictum. Nunc scelerisque, ipsum a cursus egestas, velit mauris blandit risus, at porttitor arcu nunc in nibh. Phasellus nisi justo, blandit convallis ultricies vitae, laoreet in arcu.</text:span></text:p>
      <text:p text:style-name="P1"><text:span text:style-name="T1">Curabitur ac lacinia dolor, a hendrerit augue. Curabitur mattis sed leo sit amet sollicitudin. Suspendisse ac lacus vel turpis eleifend ultrices. Donec tincidunt orci ut diam maximus, sit amet imperdiet dolor feugiat. Vivamus urna augue, consectetur sit amet turpis et, luctus vulputate ante. </text:span><text:soft-page-break/><text:span text:style-name="T1">Aliquam vel est sit amet arcu scelerisque convallis et non sem. Ut suscipit magna id mi congue, quis finibus arcu tristique. Phasellus euismod, erat vel lacinia pulvinar, magna est elementum dui, nec pellentesque ipsum magna nec diam. Nulla leo leo, molestie in varius eget, fermentum vitae eros. Phasellus fermentum dictum ex, a posuere augue fermentum eu. Nullam et ex vel nisl ullamcorper sagittis vel efficitur elit. Mauris vel scelerisque velit, vel ornare nulla. Etiam non accumsan purus. Sed id urna lectus.</text:span></text:p>
      <text:p text:style-name="P1"><text:span text:style-name="T1">Mauris molestie dignissim consequat. Aenean finibus nunc eu pulvinar pulvinar. Pellentesque volutpat luctus neque, et volutpat purus faucibus eu. Ut consequat sapien a tellus convallis sagittis. Curabitur fermentum est at lorem vestibulum, ac molestie diam condimentum. Ut quis quam sed neque aliquet pulvinar condimentum et metus. Aenean nec turpis eros. Nunc porta mauris at enim maximus, quis dictum erat porta. Nulla in est at nisi tempor suscipit a eu eros. Cras facilisis, ligula a scelerisque viverra, mauris ex consequat nisl, non feugiat lacus tellus sed elit. Duis lacinia, tellus at interdum convallis, augue dui bibendum dui, ut convallis diam urna vel diam. Vivamus eget tincidunt neque, nec venenatis nulla.</text:span></text:p>
      <text:p text:style-name="P1"><text:span text:style-name="T1">Nulla quis dictum neque, vitae ultricies lorem. Curabitur quis molestie sem. Integer viverra sed elit at viverra. Nullam fermentum felis nunc, vitae aliquam est porta vitae. Pellentesque non leo metus. Nulla turpis massa, auctor a volutpat in, feugiat id lorem. Ut vitae venenatis dui. Aenean id rutrum elit. Nam eu ligula et nunc maximus pretium et vel nulla. Duis at diam eu lorem fringilla facilisis. Morbi id eros ultricies, fermentum quam vitae, elementum justo. Ut facilisis eu est ultricies commodo.</text:span></text:p>
      <text:p text:style-name="P1"><text:span text:style-name="T1">Nam at laoreet elit. Proin mollis nibh eu elit congue placerat. Ut luctus lectus sed tortor volutpat feugiat. Morbi at velit gravida, iaculis neque ac, suscipit lorem. Praesent ut neque viverra, tincidunt sem sed, aliquet magna. Fusce pellentesque iaculis lectus id facilisis. Maecenas finibus, tortor dignissim vulputate luctus, est ante bibendum mauris, non accumsan dui purus ut ligula. Sed ornare id eros et porttitor. Ut vulputate ac orci non laoreet. Integer lorem felis, pellentesque ut fermentum in, condimentum vel lectus. Maecenas ipsum orci, condimentum elementum venenatis sit amet, porttitor nec nibh. Praesent eu risus vel lacus bibendum porttitor. Aenean tincidu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F" style:font-family-generic-asian="system" style:font-pitch-asian="variable"/>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llen.surfer74@gmail.com</meta:initial-creator>
    <dc:creator>fallen.surfer74@gmail.com</dc:creator>
    <meta:editing-cycles>1</meta:editing-cycles>
    <meta:creation-date>2017-02-04T20:03:00</meta:creation-date>
    <dc:date>2017-02-04T20:05:00</dc:date>
    <meta:editing-duration>PT2M</meta:editing-duration>
    <meta:generator>LibreOffice/5.2.2.2$Linux_X86_64 LibreOffice_project/20m0$Build-2</meta:generator>
    <meta:document-statistic meta:table-count="0" meta:image-count="0" meta:object-count="0" meta:page-count="2" meta:paragraph-count="12" meta:word-count="954" meta:character-count="6286" meta:non-whitespace-character-count="53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